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3">
      <style:text-properties officeooo:paragraph-rsid="0006437b"/>
    </style:style>
    <style:style style:name="P3" style:family="paragraph" style:parent-style-name="Standard" style:list-style-name="L3">
      <style:text-properties officeooo:rsid="0006bde7" officeooo:paragraph-rsid="0006bde7"/>
    </style:style>
    <style:style style:name="T1" style:family="text">
      <style:text-properties officeooo:rsid="0006437b"/>
    </style:style>
    <style:style style:name="T2" style:family="text">
      <style:text-properties officeooo:rsid="000866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03782422" text:style-name="L3">
        <text:list-item>
          <text:p text:style-name="P1"><text:span text:style-name="T2">5. </text:span>Che cosa si intende per generalizzazione/specializzazione nel modello ER? Come vengono “distribuiti” gli attributi quando creo delle entità figlie? Se scelgo di eliminare l’entità padre, gli attributi dell’entità padre dove finiscono?</text:p>
          <text:p text:style-name="P1"/>
          <text:list>
            <text:list-item>
              <text:p text:style-name="P2"><text:span text:style-name="T1">Si ha una Generelizzazione del modello quando ci sono delle entità legate da una dipendenza. Eliminando un’entità padre, gli attributi vengono assorbiti dalle entità figlie per non essere persi.</text:span></text:p>
            </text:list-item>
          </text:list>
        </text:list-item>
      </text:list>
      <text:p text:style-name="Standard"/>
      <text:list xml:id="list122241866087755" text:continue-numbering="true" text:style-name="L3">
        <text:list-item>
          <text:p text:style-name="P2"><text:span text:style-name="T2">6. </text:span>Devo sempre creare la tabella rappresentante la relazione molti a molti? Far<text:span text:style-name="T1">e</text:span> un esempio.</text:p>
          <text:p text:style-name="P2"/>
          <text:list>
            <text:list-item>
              <text:p text:style-name="P2"><text:span text:style-name="T1">La tabella dovrà avere come primary key la coppia di due altre chiavi, in modo tale che la coppia non possa essere ripetuta, ma ogni chiave può avere un qualsiasi numero di combinazioni. Così si impedisce che una stessa entità, venga creata con la stessa combinazione.</text:span></text:p>
            </text:list-item>
          </text:list>
          <text:p text:style-name="P2"/>
        </text:list-item>
        <text:list-item>
          <text:p text:style-name="P2"><text:span text:style-name="T2">7. </text:span>Se ho una relazione uno a molti, ad esempio cittadino, comune, collegati dalla relazio<text:span text:style-name="T1">ne</text:span> residenza, come rappresento questa relazione nelle tabelle?</text:p>
          <text:p text:style-name="P2"/>
          <text:list>
            <text:list-item>
              <text:p text:style-name="P3">Prendendo il nome del cittadino come primary key nella relazione, il cittadino non potrà essere ripetuto e potra avere tanti comuni, tante residenze.</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2T12:09:52.510572934</meta:creation-date>
    <dc:date>2023-05-02T12:22:41.293589278</dc:date>
    <meta:editing-duration>PT1M58S</meta:editing-duration>
    <meta:editing-cycles>2</meta:editing-cycles>
    <meta:generator>LibreOffice/6.4.7.2$Linux_X86_64 LibreOffice_project/40$Build-2</meta:generator>
    <meta:document-statistic meta:table-count="0" meta:image-count="0" meta:object-count="0" meta:page-count="1" meta:paragraph-count="10" meta:word-count="177" meta:character-count="1101" meta:non-whitespace-character-count="940"/>
  </office:meta>
</office:document-meta>
</file>